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s x3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712.36" calcext:value-type="float">
            <text:p>3712.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precipice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4])" office:value-type="float" office:value="425.7" calcext:value-type="float">
            <text:p>425.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98:.B100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2])" office:value-type="float" office:value="6655.67" calcext:value-type="float">
            <text:p>6655.67</text:p>
          </table:table-cell>
          <table:table-cell table:formula="of:=SUM([.C1:.C102])" office:value-type="float" office:value="6655.67" calcext:value-type="float">
            <text:p>6655.67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7:.B116])" office:value-type="float" office:value="-7522.36" calcext:value-type="float">
            <text:p>-7522.3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4];[.B117])" office:value-type="float" office:value="-866.69" calcext:value-type="float">
            <text:p>-866.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7:11:45.335725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22:31:22.998489715</dc:date>
    <meta:editing-duration>PT16H1M40S</meta:editing-duration>
    <meta:editing-cycles>66</meta:editing-cycles>
    <meta:generator>LibreOffice/5.1.4.2$Linux_X86_64 LibreOffice_project/10m0$Build-2</meta:generator>
    <meta:document-statistic meta:table-count="2" meta:cell-count="241" meta:object-count="0"/>
  </office:meta>
</office:document-meta>
</file>